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C0000034C50E90F0D454904E1.png" manifest:media-type="image/png"/>
  <manifest:file-entry manifest:full-path="Pictures/1000020100000780000004388CB8F92006C2338F.png" manifest:media-type="image/png"/>
  <manifest:file-entry manifest:full-path="Pictures/10000201000007800000043818BDC6931C11ED98.png" manifest:media-type="image/png"/>
  <manifest:file-entry manifest:full-path="Pictures/1000020100000780000004385B99D16CE9409588.png" manifest:media-type="image/png"/>
  <manifest:file-entry manifest:full-path="Pictures/1000020100000780000004385FDB5BE1BEA6461C.png" manifest:media-type="image/png"/>
  <manifest:file-entry manifest:full-path="Pictures/10000000000000DB000000DBEC16A7128616E2C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19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2pt" fo:font-weight="bold" officeooo:rsid="0016f04b" officeooo:paragraph-rsid="0016f04b" style:font-size-asian="10.5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3723b9" officeooo:paragraph-rsid="003723b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8b93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1c671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9b130" officeooo:paragraph-rsid="0029b130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1c671" officeooo:paragraph-rsid="0031c67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ae52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9b130" officeooo:paragraph-rsid="0029b130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c7fbc" officeooo:paragraph-rsid="002c7fb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2d7848" officeooo:paragraph-rsid="002d784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19014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6c72" officeooo:paragraph-rsid="00326c72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2a3e9" officeooo:paragraph-rsid="0032a3e9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bold" officeooo:rsid="003389c7" officeooo:paragraph-rsid="003389c7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29b130" officeooo:paragraph-rsid="002ae52a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bold" officeooo:rsid="003dbeaa" officeooo:paragraph-rsid="003dbea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Consolas" fo:font-size="10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38b93d" officeooo:paragraph-rsid="0038b93d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style:font-name="Times" fo:font-size="12pt" fo:letter-spacing="normal" fo:font-style="normal" fo:font-weight="normal" officeooo:rsid="0040e795" officeooo:paragraph-rsid="0040e795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officeooo:paragraph-rsid="0016f04b"/>
    </style:style>
    <style:style style:name="P28" style:family="paragraph" style:parent-style-name="Standard">
      <style:paragraph-properties fo:text-align="center" style:justify-single-word="false"/>
      <style:text-properties style:font-name="Times new roman" fo:font-size="40pt" officeooo:rsid="0012dec2" officeooo:paragraph-rsid="0012dec2" style:font-size-asian="40pt" style:font-size-complex="40pt"/>
    </style:style>
    <style:style style:name="P29" style:family="paragraph" style:parent-style-name="Standard">
      <style:paragraph-properties fo:text-align="center" style:justify-single-word="false"/>
      <style:text-properties style:font-name="Times new roman" fo:font-size="18pt" officeooo:rsid="0012dec2" officeooo:paragraph-rsid="0012dec2" style:font-size-asian="18pt" style:font-size-complex="18pt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4pt" fo:font-weight="bold" officeooo:rsid="001e00ec" officeooo:paragraph-rsid="001e00e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31092" officeooo:paragraph-rsid="00231092" style:font-size-asian="14pt" style:font-weight-asian="bold" style:font-size-complex="14pt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4pt" fo:font-weight="bold" officeooo:rsid="002165a7" officeooo:paragraph-rsid="002165a7" style:font-size-asian="14pt" style:font-weight-asian="bold" style:font-size-complex="1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35" style:family="paragraph" style:parent-style-name="Standard">
      <style:paragraph-properties fo:text-align="start" style:justify-single-word="false"/>
      <style:text-properties style:font-name="Times new roman" fo:font-size="14pt" officeooo:rsid="001e00ec" officeooo:paragraph-rsid="0012dec2" style:font-size-asian="12.25pt" style:font-size-complex="14pt"/>
    </style:style>
    <style:style style:name="P36" style:family="paragraph" style:parent-style-name="Standard">
      <style:paragraph-properties fo:text-align="justify" style:justify-single-word="false"/>
      <style:text-properties style:font-name="Times new roman" fo:font-size="14pt" fo:font-weight="normal" officeooo:paragraph-rsid="00190144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2165a7" officeooo:paragraph-rsid="002165a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7596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weight="bold" officeooo:rsid="0029b130" officeooo:paragraph-rsid="002ae52a" style:font-weight-asian="bold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4pt" officeooo:rsid="001a95e9" officeooo:paragraph-rsid="003723b9" style:font-size-asian="14pt" style:font-size-complex="14pt"/>
    </style:style>
    <style:style style:name="P41" style:family="paragraph" style:parent-style-name="Standard">
      <style:paragraph-properties fo:text-align="start" style:justify-single-word="false"/>
      <style:text-properties fo:font-size="14pt" fo:font-weight="bold" officeooo:rsid="003723b9" officeooo:paragraph-rsid="003723b9" style:font-size-asian="14pt" style:font-weight-asian="bold" style:font-size-complex="14pt" style:font-weight-complex="bold"/>
    </style:style>
    <style:style style:name="P42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00ec" officeooo:paragraph-rsid="001e00ec" style:font-size-asian="12.25pt" style:font-size-complex="14pt"/>
    </style:style>
    <style:style style:name="P43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1e76" officeooo:paragraph-rsid="001e1e76" style:font-size-asian="12.25pt" style:font-size-complex="14pt"/>
    </style:style>
    <style:style style:name="P44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3e0a" officeooo:paragraph-rsid="001e3e0a" style:font-size-asian="12.25pt" style:font-size-complex="14pt"/>
    </style:style>
    <style:style style:name="P45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46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officeooo:rsid="001ec515" officeooo:paragraph-rsid="001ec515" style:font-size-asian="12.25pt" style:font-size-complex="14pt"/>
    </style:style>
    <style:style style:name="P47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ec515" officeooo:paragraph-rsid="001ec515" style:font-size-asian="14pt" style:font-weight-asian="bold" style:font-size-complex="14pt" style:font-weight-complex="bold"/>
    </style:style>
    <style:style style:name="P48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rsid="001fd630" officeooo:paragraph-rsid="001fd630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style:font-name="Times new roman" fo:font-size="14pt" fo:font-weight="bold" officeooo:paragraph-rsid="001fd630"/>
    </style:style>
    <style:style style:name="P50" style:family="paragraph" style:parent-style-name="Standard">
      <style:paragraph-properties fo:margin-top="0.0398in" fo:margin-bottom="0.0398in" loext:contextual-spacing="false" fo:line-height="115%" fo:text-align="start" style:justify-single-word="false"/>
      <style:text-properties style:font-name="Times new roman" fo:font-size="12pt" officeooo:rsid="001ec515" officeooo:paragraph-rsid="001ec515" style:font-size-asian="12pt" style:font-size-complex="12pt"/>
    </style:style>
    <style:style style:name="P51" style:family="paragraph" style:parent-style-name="Standard">
      <style:paragraph-properties fo:margin-top="0.0398in" fo:margin-bottom="0.0398in" loext:contextual-spacing="false" fo:line-height="115%" fo:text-align="justify" style:justify-single-word="false"/>
      <style:text-properties fo:font-variant="normal" fo:text-transform="none" style:use-window-font-color="true" style:font-name="Times" fo:font-size="14pt" fo:font-style="normal" fo:font-weight="normal" officeooo:rsid="001fd630" officeooo:paragraph-rsid="001fd630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" fo:font-size="14pt" officeooo:rsid="001f563e" officeooo:paragraph-rsid="001f563e" style:font-size-asian="12.25pt" style:font-size-complex="14pt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4pt" officeooo:rsid="001fd630" officeooo:paragraph-rsid="001fd630" style:font-size-asian="12.25pt" style:font-size-complex="14pt"/>
    </style:style>
    <style:style style:name="P54" style:family="paragraph" style:parent-style-name="Table_20_Contents">
      <style:paragraph-properties fo:text-align="start" style:justify-single-word="false"/>
      <style:text-properties style:font-name="Times new roman" fo:font-size="14pt" officeooo:rsid="00205573" officeooo:paragraph-rsid="00205573" style:font-size-asian="12.25pt" style:font-size-complex="14pt"/>
    </style:style>
    <style:style style:name="P55" style:family="paragraph" style:parent-style-name="Table_20_Contents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fd630" officeooo:paragraph-rsid="001fd630" style:font-size-asian="14pt" style:font-size-complex="14pt"/>
    </style:style>
    <style:style style:name="P56" style:family="paragraph" style:parent-style-name="Standard">
      <loext:graphic-properties draw:fill="none"/>
      <style:paragraph-properties fo:margin-left="0in" fo:margin-right="0in" fo:text-align="start" style:justify-single-word="false" fo:text-indent="0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350992" style:font-size-asian="14pt" style:font-weight-asian="normal" style:font-size-complex="14pt" style:font-weight-complex="normal"/>
    </style:style>
    <style:style style:name="P57" style:family="paragraph" style:parent-style-name="Standard" style:list-style-name="L1">
      <style:paragraph-properties fo:text-align="justify" style:justify-single-word="false"/>
      <style:text-properties style:font-name="Times new roman" officeooo:paragraph-rsid="00190144"/>
    </style:style>
    <style:style style:name="P58" style:family="paragraph" style:parent-style-name="Standard" style:list-style-name="L1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18b9e5" officeooo:paragraph-rsid="00190144" style:font-size-asian="14pt" style:font-weight-asian="normal" style:font-size-complex="14pt" style:font-weight-complex="normal"/>
    </style:style>
    <style:style style:name="P59" style:family="paragraph" style:parent-style-name="Standard" style:list-style-name="L2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2ffad2" officeooo:paragraph-rsid="002ffad2" style:font-size-asian="14pt" style:font-weight-asian="normal" style:font-size-complex="14pt" style:font-weight-complex="normal"/>
    </style:style>
    <style:style style:name="P60" style:family="paragraph" style:parent-style-name="Standard" style:list-style-name="L3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6c72" officeooo:paragraph-rsid="00326c72" style:font-size-asian="14pt" style:font-weight-asian="normal" style:font-size-complex="14pt" style:font-weight-complex="normal"/>
    </style:style>
    <style:style style:name="P61" style:family="paragraph" style:parent-style-name="Standard" style:list-style-name="L4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2a3e9" officeooo:paragraph-rsid="0032a3e9" style:font-size-asian="14pt" style:font-weight-asian="normal" style:font-size-complex="14pt" style:font-weight-complex="normal"/>
    </style:style>
    <style:style style:name="P62" style:family="paragraph" style:parent-style-name="Standard" style:list-style-name="L4">
      <style:paragraph-properties fo:text-align="start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63" style:family="paragraph" style:parent-style-name="Standard" style:list-style-name="L5">
      <style:paragraph-properties fo:text-align="justify" style:justify-single-word="false"/>
      <style:text-properties fo:font-variant="normal" fo:text-transform="none" style:use-window-font-color="true" style:font-name="Times new roman" fo:font-size="14pt" fo:letter-spacing="normal" fo:font-style="normal" fo:font-weight="normal" officeooo:rsid="00350992" officeooo:paragraph-rsid="00350992" style:font-size-asian="14pt" style:font-weight-asian="normal" style:font-size-complex="14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cd" style:font-name="Verdana" fo:font-size="11.25pt" fo:letter-spacing="normal" fo:font-style="normal" fo:font-weight="normal" officeooo:rsid="003dbeaa" officeooo:paragraph-rsid="003dbeaa" style:font-size-asian="10pt" style:font-weight-asian="bold" style:font-size-complex="10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variant="normal" fo:text-transform="none" fo:color="#000000" style:font-name="Consolas" fo:font-size="11.25pt" fo:letter-spacing="normal" fo:font-style="normal" fo:font-weight="normal" officeooo:rsid="0038b93d" officeooo:paragraph-rsid="0038b93d" style:font-size-asian="10pt" style:font-weight-asian="bold" style:font-size-complex="10pt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3a6fb0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5a96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fo:font-size="12pt" fo:font-weight="bold" officeooo:rsid="0038b93d" officeooo:paragraph-rsid="00476745" style:font-size-asian="10.5pt" style:font-weight-asian="bold" style:font-size-complex="12pt" style:font-weight-complex="bold"/>
    </style:style>
    <style:style style:name="P69" style:family="paragraph" style:parent-style-name="Standard" style:list-style-name="L4" style:master-page-name="">
      <loext:graphic-properties draw:fill="none"/>
      <style:paragraph-properties fo:margin-left="0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normal" officeooo:rsid="003389c7" officeooo:paragraph-rsid="003389c7" style:font-size-asian="14pt" style:font-weight-asian="normal" style:font-size-complex="14pt" style:font-weight-complex="normal"/>
    </style:style>
    <style:style style:name="P70" style:family="paragraph" style:parent-style-name="Standard" style:list-style-name="L4" style:master-page-name="">
      <loext:graphic-properties draw:fill="none"/>
      <style:paragraph-properties fo:margin-left="0in" fo:margin-right="0in" fo:text-align="justify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1c671" officeooo:paragraph-rsid="003389c7" style:font-size-asian="14pt" style:font-weight-asian="bold" style:font-size-complex="14pt" style:font-weight-complex="bold"/>
    </style:style>
    <style:style style:name="P71" style:family="paragraph" style:parent-style-name="Standard" style:list-style-name="L4" style:master-page-name="">
      <loext:graphic-properties draw:fill="none"/>
      <style:paragraph-properties fo:margin-left="0.5in" fo:margin-right="0in" fo:text-align="start" style:justify-single-word="false" fo:text-indent="-0.25in" style:auto-text-indent="false" style:page-number="auto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72" style:family="paragraph" style:parent-style-name="Standard" style:list-style-name="L4">
      <loext:graphic-properties draw:fill="none"/>
      <style:paragraph-properties fo:margin-left="0in" fo:margin-right="0in" fo:text-align="start" style:justify-single-word="false" fo:text-indent="0.25in" style:auto-text-indent="false" fo:background-color="transparent"/>
      <style:text-properties fo:font-variant="normal" fo:text-transform="none" style:use-window-font-color="true" style:font-name="Times new roman" fo:font-size="14pt" fo:letter-spacing="normal" fo:font-style="normal" fo:font-weight="bold" officeooo:rsid="00350992" officeooo:paragraph-rsid="00350992" style:font-size-asian="14pt" style:font-weight-asian="bold" style:font-size-complex="14pt" style:font-weight-complex="bold"/>
    </style:style>
    <style:style style:name="P73" style:family="paragraph">
      <loext:graphic-properties draw:fill="none" draw:fill-color="#ffffff"/>
      <style:paragraph-properties style:writing-mode="lr-tb"/>
      <style:text-properties style:font-name="Times" fo:font-size="14pt" fo:font-weight="bold" style:font-size-asian="14pt" style:font-weight-asian="bold" style:font-size-complex="14pt" style:font-weight-complex="bold"/>
    </style:style>
    <style:style style:name="P74" style:family="paragraph">
      <style:paragraph-properties fo:text-align="center"/>
    </style:style>
    <style:style style:name="P7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14f614"/>
    </style:style>
    <style:style style:name="T2" style:family="text">
      <style:text-properties officeooo:rsid="0016f04b"/>
    </style:style>
    <style:style style:name="T3" style:family="text">
      <style:text-properties fo:font-weight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723b9" style:font-weight-asian="normal" style:font-weight-complex="normal"/>
    </style:style>
    <style:style style:name="T6" style:family="text">
      <style:text-properties fo:font-weight="normal" style:font-size-asian="12.25pt" style:font-weight-asian="normal" style:font-weight-complex="normal"/>
    </style:style>
    <style:style style:name="T7" style:family="text">
      <style:text-properties fo:font-variant="normal" fo:text-transform="none" style:use-window-font-color="true" fo:font-size="14pt" fo:letter-spacing="normal" fo:font-style="normal" fo:font-weight="normal" officeooo:rsid="0018b9e5" style:font-size-asian="14pt" style:font-weight-asian="normal" style:font-size-complex="14pt" style:font-weight-complex="normal"/>
    </style:style>
    <style:style style:name="T8" style:family="text">
      <style:text-properties fo:font-variant="normal" fo:text-transform="none" style:use-window-font-color="true" fo:font-size="14pt" fo:letter-spacing="normal" fo:font-style="normal" fo:font-weight="normal" officeooo:rsid="00293eaa" style:font-size-asian="14pt" style:font-weight-asian="normal" style:font-size-complex="14pt" style:font-weight-complex="normal"/>
    </style:style>
    <style:style style:name="T9" style:family="text">
      <style:text-properties fo:font-variant="normal" fo:text-transform="none" style:use-window-font-color="true" fo:font-size="14pt" fo:letter-spacing="normal" fo:font-style="normal" style:font-size-asian="14pt" style:font-size-complex="14pt"/>
    </style:style>
    <style:style style:name="T10" style:family="text">
      <style:text-properties fo:font-variant="normal" fo:text-transform="none" style:use-window-font-color="true" style:font-name="Times" fo:font-style="normal" fo:font-weight="normal" style:font-size-asian="14pt" style:font-size-complex="14pt"/>
    </style:style>
    <style:style style:name="T11" style:family="text">
      <style:text-properties fo:font-variant="normal" fo:text-transform="none" style:use-window-font-color="true" style:font-name="Times" fo:font-style="normal" fo:font-weight="normal" officeooo:rsid="001fd630" style:font-size-asian="14pt" style:font-size-complex="14pt"/>
    </style:style>
    <style:style style:name="T12" style:family="text">
      <style:text-properties fo:font-variant="normal" fo:text-transform="none" style:use-window-font-color="true" fo:letter-spacing="normal" fo:font-style="normal" fo:font-weight="normal"/>
    </style:style>
    <style:style style:name="T13" style:family="text">
      <style:text-properties fo:font-variant="normal" fo:text-transform="none" style:use-window-font-color="true" fo:letter-spacing="normal" fo:font-style="normal" fo:font-weight="normal" officeooo:rsid="001f563e"/>
    </style:style>
    <style:style style:name="T14" style:family="text">
      <style:text-properties fo:font-variant="normal" fo:text-transform="none" style:use-window-font-color="true" style:font-name="Consolas" fo:letter-spacing="normal" fo:font-style="normal" officeooo:rsid="003a6fb0" style:font-size-asian="12pt"/>
    </style:style>
    <style:style style:name="T15" style:family="text">
      <style:text-properties fo:font-variant="normal" fo:text-transform="none" style:use-window-font-color="true" style:font-name="Consolas" fo:font-size="11.25pt" fo:letter-spacing="normal" fo:font-style="normal" style:font-size-asian="10pt" style:font-size-complex="10pt"/>
    </style:style>
    <style:style style:name="T16" style:family="text">
      <style:text-properties fo:font-variant="normal" fo:text-transform="none" fo:color="#0000cd" style:font-name="Consolas" fo:font-size="11.25pt" fo:letter-spacing="normal" fo:font-style="normal" fo:font-weight="normal"/>
    </style:style>
    <style:style style:name="T17" style:family="text">
      <style:text-properties fo:font-variant="normal" fo:text-transform="none" fo:color="#0000cd" style:font-name="Consolas" fo:font-size="11.25pt" fo:letter-spacing="normal" fo:font-style="normal" fo:font-weight="normal" style:font-size-asian="14pt" style:font-size-complex="14pt"/>
    </style:style>
    <style:style style:name="T18" style:family="text">
      <style:text-properties fo:font-variant="normal" fo:text-transform="none" fo:color="#0000cd" style:font-name="Consolas" fo:font-size="11.25pt" fo:letter-spacing="normal" fo:font-style="normal" fo:font-weight="normal" style:font-size-asian="10pt" style:font-size-complex="10pt"/>
    </style:style>
    <style:style style:name="T19" style:family="text">
      <style:text-properties fo:font-variant="normal" fo:text-transform="none" fo:color="#000000" fo:font-size="14pt" fo:letter-spacing="normal" fo:font-style="normal" style:font-size-asian="14pt" style:font-size-complex="14pt"/>
    </style:style>
    <style:style style:name="T20" style:family="text">
      <style:text-properties fo:font-variant="normal" fo:text-transform="none" fo:color="#000000" fo:font-size="14pt" fo:letter-spacing="normal" style:font-size-asian="14pt" style:font-size-complex="14pt"/>
    </style:style>
    <style:style style:name="T21" style:family="text">
      <style:text-properties fo:font-variant="normal" fo:text-transform="none" fo:color="#000000" style:font-name="Consolas" fo:font-size="14pt" fo:letter-spacing="normal" fo:font-style="normal" fo:font-weight="normal" style:font-size-asian="14pt" style:font-size-complex="14pt"/>
    </style:style>
    <style:style style:name="T22" style:family="text">
      <style:text-properties fo:font-variant="normal" fo:text-transform="none" fo:color="#000000" style:font-name="Consolas" fo:font-size="11.25pt" fo:letter-spacing="normal" fo:font-weight="normal" style:font-size-asian="14pt" style:font-size-complex="14pt"/>
    </style:style>
    <style:style style:name="T23" style:family="text">
      <style:text-properties fo:font-variant="normal" fo:text-transform="none" fo:color="#000000" style:font-name="Consolas" fo:font-size="11.25pt" fo:letter-spacing="normal" fo:font-weight="normal" officeooo:rsid="002a7596" style:font-size-asian="14pt" style:font-size-complex="14pt"/>
    </style:style>
    <style:style style:name="T24" style:family="text">
      <style:text-properties fo:font-variant="normal" fo:text-transform="none" fo:color="#000000" style:font-name="Consolas" fo:font-size="11.25pt" fo:letter-spacing="normal" fo:font-weight="normal" style:font-size-asian="10pt" style:font-size-complex="10pt"/>
    </style:style>
    <style:style style:name="T25" style:family="text">
      <style:text-properties fo:font-variant="normal" fo:text-transform="none" fo:color="#000000" style:font-name="Consolas" fo:font-size="11.25pt" fo:letter-spacing="normal" fo:font-style="normal" fo:font-weight="normal"/>
    </style:style>
    <style:style style:name="T26" style:family="text">
      <style:text-properties fo:font-variant="normal" fo:text-transform="none" fo:color="#000000" style:font-name="Consolas" fo:font-size="11.25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000000" style:font-name="Consolas" fo:font-size="11.25pt" fo:letter-spacing="normal" fo:font-style="normal" fo:font-weight="normal" officeooo:rsid="002ae52a" style:font-size-asian="14pt" style:font-size-complex="14pt"/>
    </style:style>
    <style:style style:name="T28" style:family="text">
      <style:text-properties fo:font-variant="normal" fo:text-transform="none" fo:color="#000000" style:font-name="Consolas" fo:font-size="11.25pt" fo:letter-spacing="normal" fo:font-style="normal" fo:font-weight="normal" style:font-size-asian="10pt" style:font-size-complex="10pt"/>
    </style:style>
    <style:style style:name="T29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ize-complex="10pt"/>
    </style:style>
    <style:style style:name="T30" style:family="text">
      <style:text-properties fo:font-variant="normal" fo:text-transform="none" fo:color="#000000" style:font-name="Consolas" fo:font-size="10pt" fo:letter-spacing="normal" fo:font-style="normal" fo:font-weight="normal" officeooo:rsid="003a6fb0" style:font-size-asian="10pt" style:font-size-complex="10pt"/>
    </style:style>
    <style:style style:name="T31" style:family="text">
      <style:text-properties fo:font-variant="normal" fo:text-transform="none" fo:color="#000000" style:font-name="Consolas" fo:font-size="10pt" fo:letter-spacing="normal" fo:font-style="normal" fo:font-weight="normal" officeooo:rsid="0044f976" style:font-size-asian="10pt" style:font-size-complex="10pt"/>
    </style:style>
    <style:style style:name="T32" style:family="text">
      <style:text-properties fo:font-variant="normal" fo:text-transform="none" fo:color="#000000" style:font-name="Consolas" fo:font-size="10pt" fo:letter-spacing="normal" fo:font-style="normal" fo:font-weight="normal" officeooo:rsid="0045a965" style:font-size-asian="10pt" style:font-size-complex="10pt"/>
    </style:style>
    <style:style style:name="T33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size-complex="10pt"/>
    </style:style>
    <style:style style:name="T34" style:family="text">
      <style:text-properties fo:font-variant="normal" fo:text-transform="none" fo:color="#000000" style:font-name="Consolas" fo:font-size="10pt" fo:letter-spacing="normal" fo:font-style="normal" fo:font-weight="normal" officeooo:rsid="00476745" style:font-size-asian="10pt" style:font-weight-asian="normal" style:font-size-complex="10pt" style:font-weight-complex="normal"/>
    </style:style>
    <style:style style:name="T35" style:family="text">
      <style:text-properties fo:font-variant="normal" fo:text-transform="none" fo:color="#000000" style:font-name="Consolas" fo:font-size="10pt" fo:letter-spacing="normal" fo:font-style="normal" officeooo:rsid="0045a965" style:font-size-asian="10pt" style:font-size-complex="10pt"/>
    </style:style>
    <style:style style:name="T36" style:family="text">
      <style:text-properties fo:font-variant="normal" fo:text-transform="none" fo:color="#000000" style:font-name="Consolas" fo:font-size="10pt" fo:letter-spacing="normal" fo:font-style="normal" officeooo:rsid="0044f976" style:font-size-asian="10pt" style:font-size-complex="10pt"/>
    </style:style>
    <style:style style:name="T37" style:family="text">
      <style:text-properties fo:font-variant="normal" fo:text-transform="none" fo:color="#000000" style:font-name="Consolas" fo:font-size="10pt" fo:letter-spacing="normal" fo:font-style="normal" officeooo:rsid="00476745" style:font-size-asian="10pt" style:font-size-complex="10pt"/>
    </style:style>
    <style:style style:name="T38" style:family="text">
      <style:text-properties fo:font-variant="normal" fo:text-transform="none" fo:color="#3465a4" style:font-name="Consolas" fo:letter-spacing="normal" fo:font-style="normal" officeooo:rsid="003a6fb0" style:font-size-asian="12pt"/>
    </style:style>
    <style:style style:name="T39" style:family="text">
      <style:text-properties fo:font-weight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16f04b" style:font-weight-asian="bold" style:font-weight-complex="bold"/>
    </style:style>
    <style:style style:name="T42" style:family="text">
      <style:text-properties fo:font-weight="bold" officeooo:rsid="0028a782" style:font-weight-asian="bold" style:font-weight-complex="bold"/>
    </style:style>
    <style:style style:name="T43" style:family="text">
      <style:text-properties officeooo:rsid="001e1e76"/>
    </style:style>
    <style:style style:name="T44" style:family="text">
      <style:text-properties officeooo:rsid="001e3e0a"/>
    </style:style>
    <style:style style:name="T45" style:family="text">
      <style:text-properties fo:font-size="12pt" style:font-size-asian="12pt" style:font-size-complex="12pt"/>
    </style:style>
    <style:style style:name="T46" style:family="text">
      <style:text-properties officeooo:rsid="001fd630" style:font-size-asian="14pt" style:font-weight-asian="bold" style:font-size-complex="14pt" style:font-weight-complex="bold"/>
    </style:style>
    <style:style style:name="T47" style:family="text">
      <style:text-properties officeooo:rsid="002775c0"/>
    </style:style>
    <style:style style:name="T48" style:family="text">
      <style:text-properties officeooo:rsid="0028a782"/>
    </style:style>
    <style:style style:name="T49" style:family="text">
      <style:text-properties fo:color="#000000" style:font-name="Consolas" fo:font-size="11.25pt" fo:font-weight="normal"/>
    </style:style>
    <style:style style:name="T50" style:family="text">
      <style:text-properties fo:color="#000000" style:font-name="Consolas" fo:font-size="11.25pt" fo:font-weight="normal" officeooo:rsid="002ae52a"/>
    </style:style>
    <style:style style:name="T51" style:family="text">
      <style:text-properties fo:color="#000000" style:font-name="Consolas" fo:font-size="11.25pt" fo:font-weight="normal" officeooo:rsid="002f54f0"/>
    </style:style>
    <style:style style:name="T52" style:family="text">
      <style:text-properties fo:color="#000000" style:font-name="Consolas" fo:font-size="11.25pt" fo:letter-spacing="normal" fo:font-weight="normal"/>
    </style:style>
    <style:style style:name="T53" style:family="text">
      <style:text-properties officeooo:rsid="0031c671"/>
    </style:style>
    <style:style style:name="T54" style:family="text">
      <style:text-properties style:text-underline-style="solid" style:text-underline-width="auto" style:text-underline-color="font-color"/>
    </style:style>
    <style:style style:name="T55" style:family="text">
      <style:text-properties style:use-window-font-color="true" fo:font-weight="normal" officeooo:rsid="003f3e61"/>
    </style:style>
    <style:style style:name="T56" style:family="text">
      <style:text-properties style:font-name="Verdana" fo:font-weight="normal"/>
    </style:style>
    <style:style style:name="T57" style:family="text">
      <style:text-properties fo:color="#dc143c" style:font-name="Consolas" fo:font-weight="normal" loext:padding="0in" loext:border="none"/>
    </style:style>
    <style:style style:name="T58" style:family="text">
      <style:text-properties style:font-name="Consolas" fo:font-size="11.25pt"/>
    </style:style>
    <style:style style:name="T59" style:family="text">
      <style:text-properties fo:color="#0000cd" fo:font-weight="normal"/>
    </style:style>
    <style:style style:name="T60" style:family="text">
      <style:text-properties fo:color="#0000cd" fo:font-weight="normal" officeooo:rsid="003f3e61"/>
    </style:style>
    <style:style style:name="T61" style:family="text">
      <style:text-properties fo:color="#0000cd" style:font-name="Verdana" fo:font-weight="normal"/>
    </style:style>
    <style:style style:name="T62" style:family="text">
      <style:text-properties fo:color="#0000cd" style:font-name="Consolas" fo:font-size="11.25pt"/>
    </style:style>
    <style:style style:name="T63" style:family="text">
      <style:text-properties officeooo:rsid="00476745"/>
    </style:style>
    <style:style style:name="T64" style:family="text">
      <style:text-properties officeooo:rsid="0048a7b7"/>
    </style:style>
    <style:style style:name="T65" style:family="text">
      <style:text-properties style:font-name="Times" fo:font-size="14pt" fo:font-weight="bold" style:font-size-asian="14pt" style:font-weight-asian="bold" style:font-size-complex="14pt" style:font-weight-complex="bold"/>
    </style:style>
    <style:style style:name="T66" style:family="text">
      <style:text-properties fo:color="#3465a4" style:font-name="Times" fo:font-size="12pt" fo:font-weight="bold" style:font-size-asian="12pt" style:font-weight-asian="bold" style:font-size-complex="12pt" style:font-weight-complex="bold"/>
    </style:style>
    <style:style style:name="T67" style:family="text">
      <style:text-properties style:use-window-font-color="true" style:font-name="Times" fo:font-size="12pt" fo:font-weight="normal" style:font-size-asian="12pt" style:font-weight-asian="normal" style:font-size-complex="12pt" style:font-weight-complex="normal"/>
    </style:style>
    <style:style style:name="T68" style:family="text">
      <style:text-properties fo:color="#3465a4" style:font-name="Times" fo:font-size="12pt" fo:font-weight="normal" style:font-size-asian="12pt" style:font-weight-asian="normal" style:font-size-complex="12pt" style:font-weight-complex="normal"/>
    </style:style>
    <style:style style:name="T69" style:family="text">
      <style:text-properties fo:font-size="12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5.3811in, 4.5217in, 4.6299in, 4.9681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2008in, 0.270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772in, 0.3193in, 0.8874in, 0.5689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4665in, 5.8283in, 3.4327in, 1.3465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1.8283in, 2.2181in, 0.4874in, 2.1563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7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textarea-horizontal-align="justify" draw:textarea-vertical-align="middle" draw:auto-grow-height="false" fo:min-height="0.0319in" fo:min-width="2.207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color="#000000" draw:fill="none" draw:fill-color="#ffffff" fo:min-height="0.229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0528in" fo:min-width="2.024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SQL </text:p>
      <text:p text:style-name="P29">(Notes <text:span text:style-name="T1">and Syntax</text:span>)</text:p>
      <text:p text:style-name="P29"/>
      <text:p text:style-name="P30">Basics about databases:</text:p>
      <text:p text:style-name="P30"/>
      <text:p text:style-name="P30"><draw:frame text:anchor-type="paragraph" draw:z-index="1" draw:name="Shape1" draw:style-name="gr3" draw:text-style-name="P75" svg:width="0.574in" svg:height="0.2303in" svg:x="0.0756in" svg:y="0.1465in"><draw:text-box><text:p text:style-name="P74"><text:span text:style-name="T69">Data </text:span></text:p></draw:text-box></draw:frame><draw:frame text:anchor-type="paragraph" draw:z-index="2" draw:name="Shape1_0" draw:style-name="gr3" draw:text-style-name="P75" svg:width="0.574in" svg:height="0.2303in" svg:x="2.9618in" svg:y="0.1201in"><draw:text-box><text:p text:style-name="P74"><text:span text:style-name="T69">Server</text:span></text:p></draw:text-box></draw:frame><draw:custom-shape text:anchor-type="paragraph" draw:z-index="3" draw:name="Shape2" draw:style-name="gr4" svg:width="2.3134in" svg:height="0.1043in" svg:x="0.6484in" svg:y="0.1984in"><text:p/><draw:enhanced-geometry svg:viewBox="0 0 21600 21600" draw:mirror-vertical="true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4" draw:name="Shape1_1" draw:style-name="gr3" draw:text-style-name="P75" svg:width="0.574in" svg:height="0.2303in" svg:x="6.0453in" svg:y="0.0634in"><draw:text-box><text:p text:style-name="P74"><text:span text:style-name="T69">Host</text:span></text:p></draw:text-box></draw:frame><draw:custom-shape text:anchor-type="paragraph" draw:z-index="5" draw:name="Shape3" draw:style-name="gr2" svg:width="2.5217in" svg:height="0.063in" svg:x="3.5236in" svg:y="0.198in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 text:c="15"/><text:span text:style-name="T4">stored somewhere <text:s text:c="37"/></text:span><text:span text:style-name="T6">hosted by a computer</text:span></text:p>
      <text:p text:style-name="P34"><text:s text:c="18"/>as a database <text:s text:c="43"/>or any other device</text:p>
      <text:p text:style-name="P35"/>
      <text:p text:style-name="P42"><text:span text:style-name="T40">Data</text:span>: Any numerical/categorical/pictorial or any other kind of data/information.</text:p>
      <text:p text:style-name="P42"><text:span text:style-name="T40">Database:</text:span> The systematic structure or <text:span text:style-name="T48">logical </text:span>design using which data is <text:span text:style-name="T43">stored. </text:span></text:p>
      <text:p text:style-name="P43"><text:span text:style-name="T40">Server:</text:span> The physical device where data is stored <text:s/>and the piece of software that connects to the physical storage. <text:s/><text:span text:style-name="T44">( Hardware to store the data + software to manage the hardware)</text:span></text:p>
      <text:p text:style-name="P43"><text:span text:style-name="T40">Host:</text:span> The computer or any other device that hosts the server.</text:p>
      <text:p text:style-name="P44"><text:span text:style-name="T40">DBMS (Database management system)</text:span>: A DBMS is a computerized system to store data, manage databases and to manipulate data in the databases.</text:p>
      <text:p text:style-name="P46"><text:span text:style-name="T45">[More about DBMS: </text:span><text:a xlink:type="simple" xlink:href="https://www.guru99.com/what-is-dbms.html" text:style-name="Internet_20_link" text:visited-style-name="Visited_20_Internet_20_Link"><text:span text:style-name="T45">https://www.guru99.com/what-is-dbms.html</text:span></text:a><text:span text:style-name="T45">]</text:span></text:p>
      <text:p text:style-name="P47">Relational and Non Relational database:</text:p>
      <text:p text:style-name="P48">R-DBMS: <text:span text:style-name="T12">A relational database is structured, </text:span><text:span text:style-name="T13">i.e.,</text:span><text:span text:style-name="T12"> <text:s/>data is organized in tables </text:span><text:span text:style-name="T13">(mostly)</text:span><text:span text:style-name="T12">. Many times, the data within these tables have relationships with one another, or dependencies.</text:span></text:p>
      <text:p text:style-name="P49"><text:span text:style-name="T46">NR-DBMS: </text:span><text:bookmark text:name="1c6b"/><text:span text:style-name="T10">A Non Relational Database is a collection of unstructured, structured or semi-structured </text:span><text:bookmark text:name="e14f"/><text:span text:style-name="T11">data and</text:span><text:span text:style-name="T10"> different items in the same or in different collections are not related </text:span><text:span text:style-name="T11">to</text:span><text:span text:style-name="T10"> each other, although a reference (such a</text:span><text:span text:style-name="T11">s</text:span><text:span text:style-name="T10"> identifier) can be added to an item to refer another item.</text:span></text:p>
      <text:p text:style-name="P51">Key differences:</text:p>
      <table:table table:name="Table1" table:style-name="Table1">
        <table:table-column table:style-name="Table1.A"/>
        <table:table-column table:style-name="Table1.B"/>
        <table:table-row table:style-name="TableLine94133968680048">
          <table:table-cell table:style-name="Table1.A1" office:value-type="string">
            <text:p text:style-name="P52">R-DBMS</text:p>
          </table:table-cell>
          <table:table-cell table:style-name="Table1.B1" office:value-type="string">
            <text:p text:style-name="P52">NR-DBMS</text:p>
          </table:table-cell>
        </table:table-row>
        <table:table-row table:style-name="TableLine94133968634528">
          <table:table-cell table:style-name="Table1.A2" office:value-type="string">
            <text:p text:style-name="P55">Structures data and there is certain relation among different entities.</text:p>
          </table:table-cell>
          <table:table-cell table:style-name="Table1.B2" office:value-type="string">
            <text:p text:style-name="P53">Mostly unstructured data and there is no relation among different entities.</text:p>
          </table:table-cell>
        </table:table-row>
        <table:table-row table:style-name="TableLine94133968695648">
          <table:table-cell table:style-name="Table1.A2" office:value-type="string">
            <text:p text:style-name="P53">Uses SQL as query language.</text:p>
          </table:table-cell>
          <table:table-cell table:style-name="Table1.B2" office:value-type="string">
            <text:p text:style-name="P53">Uses No-SQL </text:p>
            <text:p text:style-name="P53">(not only SQL = SQL + something else)</text:p>
          </table:table-cell>
        </table:table-row>
        <table:table-row table:style-name="TableLine94133968696288">
          <table:table-cell table:style-name="Table1.A2" office:value-type="string">
            <text:p text:style-name="P54">e.g: PostgreSQL, Microsoft SQL Server</text:p>
          </table:table-cell>
          <table:table-cell table:style-name="Table1.B2" office:value-type="string">
            <text:p text:style-name="P54">e.g: MongoDB</text:p>
          </table:table-cell>
        </table:table-row>
      </table:table>
      <text:p text:style-name="P50"/>
      <text:p text:style-name="P45"/>
      <text:p text:style-name="P37"><text:soft-page-break/><text:span text:style-name="T42">Main s</text:span><text:span text:style-name="T40">tructures in </text:span><text:span text:style-name="T42">a </text:span><text:span text:style-name="T40">relational database:</text:span></text:p>
      <text:p text:style-name="P32"><draw:frame draw:style-name="fr6" draw:name="Image2" text:anchor-type="char" svg:width="2.2811in" svg:height="2.2811in" draw:z-index="6"><draw:image xlink:href="Pictures/10000000000000DB000000DBEC16A7128616E2C5.png" xlink:type="simple" xlink:show="embed" xlink:actuate="onLoad" loext:mime-type="image/png"/></draw:frame></text:p>
      <text:p text:style-name="P32"/>
      <text:p text:style-name="P31"/>
      <text:p text:style-name="P36"><text:span text:style-name="T41">Schema:</text:span><text:span text:style-name="T2"> </text:span></text:p>
      <text:list xml:id="list3640910588" text:style-name="L1">
        <text:list-item>
          <text:p text:style-name="P57"><text:span text:style-name="T7">A database schema defines how </text:span><text:span text:style-name="T8">logically</text:span><text:span text:style-name="T7"> data is organized within a relational database; this is inclusive of logical constraints such as table names, fields, data types, and the relationships between these entities. <text:s/></text:span></text:p>
        </text:list-item>
        <text:list-item>
          <text:p text:style-name="P58">A database schema is considered <text:span text:style-name="T47">as </text:span>the “blueprint” of a database which describes how the data may relate to other tables or other data models. However, the schema does not actually contain data. </text:p>
        </text:list-item>
      </text:list>
      <text:p text:style-name="P5"/>
      <text:p text:style-name="P11">Tables:</text:p>
      <text:p text:style-name="P7">Table is a structure where data are stored and organized in terms of rows and columns.</text:p>
      <text:p text:style-name="P7">-A column represents an entity and the column names are also called <text:span text:style-name="T40">fields</text:span>.</text:p>
      <text:p text:style-name="P7">- A row represents a <text:span text:style-name="T40">tuple</text:span> of data also known as <text:span text:style-name="T40">records</text:span>.</text:p>
      <text:p text:style-name="P11"/>
      <text:p text:style-name="P13">Syntax to create a table:</text:p>
      <text:p text:style-name="P13"><draw:frame text:anchor-type="paragraph" draw:z-index="7" draw:name="Shape4" draw:style-name="gr1" draw:text-style-name="P73" svg:width="3.6567in" svg:height="1.7921in" svg:x="3.1071in" svg:y="0.1673in"><draw:text-box><text:p><text:span text:style-name="T65">Create a table from an existing table:</text:span></text:p><text:p><text:span text:style-name="T66">CREATE TABLE</text:span><text:span text:style-name="T67"> new_table_name </text:span><text:span text:style-name="T68">AS</text:span></text:p><text:p><text:span text:style-name="T67"><text:s text:c="4"/></text:span><text:span text:style-name="T68">SELEC</text:span><text:span text:style-name="T67">T column1, column2,… </text:span></text:p><text:p><text:span text:style-name="T67"><text:s text:c="4"/></text:span><text:span text:style-name="T68">FROM</text:span><text:span text:style-name="T67"> existing_table_name</text:span></text:p><text:p><text:span text:style-name="T67"><text:s text:c="4"/></text:span><text:span text:style-name="T68">WHERE </text:span><text:span text:style-name="T67">condition;</text:span></text:p></draw:text-box></draw:frame></text:p>
      <text:p text:style-name="P14">Create a new table:</text:p>
      <text:p text:style-name="P38"><text:span text:style-name="T17">CREATE</text:span><text:span text:style-name="T21"> </text:span><text:span text:style-name="T17">TABLE</text:span><text:span text:style-name="T21"> </text:span><text:span text:style-name="Emphasis"><text:span text:style-name="T22">table_nam</text:span></text:span><text:span text:style-name="Emphasis"><text:span text:style-name="T23">e</text:span></text:span><text:span text:style-name="T26">(</text:span><text:span text:style-name="T9"><text:line-break/></text:span><text:span text:style-name="Emphasis"><text:span text:style-name="T20"> </text:span></text:span><text:span text:style-name="Emphasis"><text:span text:style-name="T22">column1</text:span></text:span><text:span text:style-name="Emphasis"><text:span text:style-name="T23">Name</text:span></text:span><text:span text:style-name="Emphasis"><text:span text:style-name="T22"> datatype</text:span></text:span><text:span text:style-name="T26">, </text:span><text:span text:style-name="T9"><text:line-break/></text:span><text:span text:style-name="Emphasis"><text:span text:style-name="T20"> </text:span></text:span><text:span text:style-name="Emphasis"><text:span text:style-name="T22">column2</text:span></text:span><text:span text:style-name="Emphasis"><text:span text:style-name="T23">Name</text:span></text:span><text:span text:style-name="Emphasis"><text:span text:style-name="T22"> datatype</text:span></text:span><text:span text:style-name="T26">,</text:span><text:span text:style-name="T9"><text:line-break/></text:span><text:span text:style-name="Emphasis"><text:span text:style-name="T20"> </text:span></text:span><text:span text:style-name="Emphasis"><text:span text:style-name="T22">column3</text:span></text:span><text:span text:style-name="Emphasis"><text:span text:style-name="T23">Name</text:span></text:span><text:span text:style-name="Emphasis"><text:span text:style-name="T22"> datatype</text:span></text:span><text:span text:style-name="T26">,</text:span></text:p>
      <text:p text:style-name="P39"><text:span text:style-name="T19"><text:s/></text:span><text:span text:style-name="T26">.……….</text:span></text:p>
      <text:p text:style-name="P39"><text:span text:style-name="T27">column_Name datatype</text:span><text:span text:style-name="T9"><text:line-break/></text:span><text:span text:style-name="T26">);</text:span></text:p>
      <text:p text:style-name="P20"/>
      <text:p text:style-name="P12"><text:span text:style-name="T49">--</text:span><text:span text:style-name="T50">datatype specifies type of the data column</text:span><text:span text:style-name="T51">s</text:span><text:span text:style-name="T50"> will store.</text:span></text:p>
      <text:p text:style-name="P5"/>
      <text:p text:style-name="P5"/>
      <text:p text:style-name="P5"/>
      <text:p text:style-name="P5"/>
      <text:p text:style-name="P5"/>
      <text:p text:style-name="P15"><text:soft-page-break/>ER (Entity relationships) diagrams: </text:p>
      <text:list xml:id="list1796938728" text:style-name="L2">
        <text:list-item>
          <text:p text:style-name="P59">ER diagrams describes the relationship between entities that need to be stored in the database.</text:p>
        </text:list-item>
        <text:list-item>
          <text:p text:style-name="P59">It is based on some special shapes that describes the main components of ER diagrams namely entities, attributes and relationship between them.</text:p>
        </text:list-item>
      </text:list>
      <text:p text:style-name="P9"/>
      <text:p text:style-name="P9">Example:</text:p>
      <text:p text:style-name="P6"/>
      <text:p text:style-name="P5"><draw:frame draw:style-name="fr5" draw:name="Image3" text:anchor-type="char" svg:y="0.0555in" svg:width="4.8965in" svg:height="2.7992in" draw:z-index="8"><draw:image xlink:href="Pictures/1000020100000780000004385FDB5BE1BEA6461C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29"/><text:span text:style-name="T53">Fig. An ER diagram for a school management system.</text:span></text:p>
      <text:p text:style-name="P5"/>
      <text:p text:style-name="P19">Main components in an ER diagram:</text:p>
      <text:p text:style-name="P16"/>
      <text:p text:style-name="P16"><draw:frame draw:style-name="fr4" draw:name="Image5" text:anchor-type="char" svg:y="0.0327in" svg:width="5.6972in" svg:height="2.8209in" draw:z-index="10"><draw:image xlink:href="Pictures/1000020100000780000004385B99D16CE9409588.png" xlink:type="simple" xlink:show="embed" xlink:actuate="onLoad" loext:mime-type="image/png"/></draw:frame></text:p>
      <text:p text:style-name="P17">Entity and Weak Entity: </text:p>
      <text:list xml:id="list788173440" text:style-name="L3">
        <text:list-item>
          <text:p text:style-name="P60">An entity in ER diagrams represents major components of the data in the database.</text:p>
        </text:list-item>
        <text:list-item>
          <text:p text:style-name="P60">A weak entity is an entity that relies on other entities. For example if School is in entity then department is a weak entity that relies over school. </text:p>
        </text:list-item>
      </text:list>
      <text:p text:style-name="P10"/>
      <text:p text:style-name="P18"><text:soft-page-break/>Attributes and types of attributes:</text:p>
      <text:list xml:id="list2681642498" text:style-name="L4">
        <text:list-item>
          <text:p text:style-name="P61">An attribute shows the property of an entity.</text:p>
        </text:list-item>
        <text:list-item>
          <text:p text:style-name="P61"><text:span text:style-name="T40">A key attribute</text:span> is the attribute that uniquely represents an entity. e.g. Roll no. is a key attribute for the entity students. <text:span text:style-name="T54">The texts for a key attribute is always underlined.</text:span> </text:p>
        </text:list-item>
        <text:list-item>
          <text:p text:style-name="P61">If an attribute has further division then it is called <text:span text:style-name="T40">composite attribute</text:span>. For example if ‘name’ is an attribute then ‘first_name’,’last_name’, ‘middle_name’ are the possible division of the composite attribute ‘name’.</text:p>
        </text:list-item>
        <text:list-item>
          <text:p text:style-name="P62">An attribute that can have multiple values are termed as <text:span text:style-name="T40">multi-valued</text:span> attributes. For example, if students is the entity and phone_no is the attribute it can have multiple values. So, phone_no is a multi-valued attribute.</text:p>
        </text:list-item>
        <text:list-item>
          <text:p text:style-name="P62">An attribute derived from other attributes are called <text:span text:style-name="T40">derived attributes</text:span>. e.g. ‘students’ is an entity, ‘date_of_birth’ is an attribute and ‘age’ calculated using ‘date_of_birth’ is an example of derived attribute.</text:p>
          <text:p text:style-name="P62"/>
          <text:p text:style-name="P69"><text:span text:style-name="T40">Types of relationships: </text:span><text:s/></text:p>
        </text:list-item>
        <text:list-item>
          <text:p text:style-name="P71">One to one relation: <text:span text:style-name="T4">A student can have only one id card and an id card represents only one student. </text:span></text:p>
        </text:list-item>
        <text:list-item>
          <text:p text:style-name="P71">One to many:<text:span text:style-name="T4"> A customer can place many orders but a particular order can’t be placed by many customers.</text:span></text:p>
        </text:list-item>
        <text:list-item>
          <text:p text:style-name="P72">Many to one<text:span text:style-name="T4">: Many students can enroll to a single course.</text:span></text:p>
        </text:list-item>
        <text:list-item>
          <text:p text:style-name="P71">Many to many:<text:span text:style-name="T4"> An employee can be used directed to work on multiple projects and similarly a project can be assigned to many employees at the same time. </text:span></text:p>
        </text:list-item>
      </text:list>
      <text:p text:style-name="P56"/>
      <text:list xml:id="list155923605704653" text:continue-numbering="true" text:style-name="L4">
        <text:list-header>
          <text:p text:style-name="P70">Symbols used in ER diagrams</text:p>
        </text:list-header>
      </text:list>
      <text:p text:style-name="P5"/>
      <text:p text:style-name="P5"><draw:frame draw:style-name="fr3" draw:name="Image4" text:anchor-type="char" svg:x="0.5075in" svg:y="0.0772in" svg:width="5.678in" svg:height="2.5799in" draw:z-index="9"><draw:image xlink:href="Pictures/10000201000007800000043818BDC6931C11ED98.png" xlink:type="simple" xlink:show="embed" xlink:actuate="onLoad" loext:mime-type="image/png"/></draw:frame></text:p>
      <text:p text:style-name="P8">Tips to design the ER diagram: </text:p>
      <text:list xml:id="list1399787741" text:style-name="L5">
        <text:list-item>
          <text:p text:style-name="P63">Identify the entities carefully and draw them in rectangular box.</text:p>
        </text:list-item>
        <text:list-item>
          <text:p text:style-name="P63">Relate the entities according to their relationship using diamond box.</text:p>
        </text:list-item>
        <text:list-item>
          <text:p text:style-name="P63">Identify the attributes and their types and draw them using respective oval shapes.</text:p>
        </text:list-item>
      </text:list>
      <text:p text:style-name="P1"><text:soft-page-break/>Types of SQL Commands:</text:p>
      <text:p text:style-name="P1"/>
      <text:p text:style-name="P40"><text:span text:style-name="T4">There are basically </text:span><text:span text:style-name="T5">4</text:span><text:span text:style-name="T4"> types of SQL commands. </text:span><text:span text:style-name="T5">SELECT is actually a DML command but more specifically it is refereed as DQL command.</text:span></text:p>
      <text:p text:style-name="P2"/>
      <text:p text:style-name="P2"><draw:frame draw:style-name="fr2" draw:name="Image1" text:anchor-type="char" svg:x="-0.372in" svg:y="0.1752in" svg:width="7.4374in" svg:height="4.1083in" draw:z-index="0"><draw:image xlink:href="Pictures/10000201000005DC0000034C50E90F0D454904E1.png" xlink:type="simple" xlink:show="embed" xlink:actuate="onLoad" loext:mime-type="image/png"/></draw:frame></text:p>
      <text:p text:style-name="P41">Order of execution of common SQL commands:</text:p>
      <text:p text:style-name="P2"><draw:frame draw:style-name="fr1" draw:name="Image6" text:anchor-type="char" svg:y="0.1028in" svg:width="7.239in" svg:height="0.8528in" draw:z-index="11"><draw:image xlink:href="Pictures/1000020100000780000004388CB8F92006C2338F.png" xlink:type="simple" xlink:show="embed" xlink:actuate="onLoad" loext:mime-type="image/png"/></draw:frame></text:p>
      <text:p text:style-name="P2"/>
      <text:p text:style-name="P33">Starting with DQL &amp; DML:</text:p>
      <text:p text:style-name="P33"/>
      <text:p text:style-name="P41">SELECT</text:p>
      <text:p text:style-name="P3"><text:span text:style-name="T16">SELECT</text:span><text:span text:style-name="Emphasis"><text:span text:style-name="T52">column(s) </text:span></text:span><text:span text:style-name="T16">FROM</text:span><text:span text:style-name="T25"> </text:span><text:span text:style-name="Emphasis"><text:span text:style-name="T52">table_name</text:span></text:span><text:span text:style-name="T25">; </text:span></text:p>
      <text:p text:style-name="P23">--to select columns from a table </text:p>
      <text:p text:style-name="P23"/>
      <text:p text:style-name="P3"><text:span text:style-name="T18">SELECT</text:span><text:span text:style-name="T29"> </text:span><text:span text:style-name="T18">DISTINCT</text:span><text:span text:style-name="Emphasis"><text:span text:style-name="T24">column1</text:span></text:span><text:span text:style-name="T28">,</text:span><text:span text:style-name="Emphasis"><text:span text:style-name="T24">column2,</text:span></text:span><text:span text:style-name="T18">FROM</text:span><text:span text:style-name="Emphasis"><text:span text:style-name="T24">table_name</text:span></text:span><text:span text:style-name="T28">;</text:span></text:p>
      <text:p text:style-name="P23">--to select only distinct values</text:p>
      <text:p text:style-name="P23"/>
      <text:p text:style-name="P67"><text:span text:style-name="T18">SELECT</text:span><text:span text:style-name="Emphasis"><text:span text:style-name="T24">column1</text:span></text:span><text:span text:style-name="T28">,</text:span><text:span text:style-name="Emphasis"><text:span text:style-name="T24">column2, ...</text:span></text:span><text:span text:style-name="T18">FROM </text:span><text:span text:style-name="Emphasis"><text:span text:style-name="T24">table_name</text:span></text:span></text:p>
      <text:p text:style-name="P67"><text:span text:style-name="Emphasis"><text:span text:style-name="T29"><text:s/></text:span></text:span><text:span text:style-name="T18">WHERE </text:span><text:span text:style-name="Emphasis"><text:span text:style-name="T24">condition</text:span></text:span><text:span text:style-name="T28">; </text:span></text:p>
      <text:p text:style-name="P4"><text:span text:style-name="T28">--</text:span><text:span text:style-name="T29">where specifies the condition for selection. </text:span><text:span text:style-name="T14">AND</text:span><text:span text:style-name="T38">, </text:span><text:span text:style-name="T14">OR</text:span><text:span text:style-name="T38"> , </text:span><text:span text:style-name="T14">NOT</text:span><text:span text:style-name="T30"> are used with </text:span><text:span text:style-name="T15">WHERE</text:span><text:span text:style-name="T30"> for multiple conditions.</text:span></text:p>
      <text:p text:style-name="P68"><text:span text:style-name="T30">--</text:span><text:span text:style-name="T36">BETWEEN</text:span><text:span text:style-name="T31"> value1 </text:span><text:span text:style-name="T36">AND</text:span><text:span text:style-name="T31"> value2 are also used for conditioning. </text:span></text:p>
      <text:p text:style-name="P68"><text:span text:style-name="T31">--</text:span><text:span text:style-name="T35">IN </text:span><text:span text:style-name="T32">is used to specify a list of conditional values.</text:span></text:p>
      <text:p text:style-name="P4"><text:soft-page-break/><text:span text:style-name="T30">--</text:span><text:span text:style-name="T37">LIKE(</text:span><text:span text:style-name="T34">case sensitive) </text:span><text:span text:style-name="T33">and </text:span><text:span text:style-name="T37">ILIKE</text:span><text:span text:style-name="T33">(case insensitive) is used as condition for selecting like characters from a string variable.</text:span></text:p>
      <text:p text:style-name="P21"><text:s/></text:p>
      <text:p text:style-name="P21">*<text:span text:style-name="T63">Know more about character matching using </text:span><text:span text:style-name="T64">wildcard_Characters:</text:span></text:p>
      <text:p text:style-name="P21"><text:a xlink:type="simple" xlink:href="https://www.w3schools.com/sql/sql_wildcards.asp" text:style-name="Internet_20_link" text:visited-style-name="Visited_20_Internet_20_Link">https://www.w3schools.com/sql/sql_wildcards.asp</text:a> </text:p>
      <text:p text:style-name="P21"/>
      <text:p text:style-name="P22">ORDER BY:</text:p>
      <text:p text:style-name="P22"><text:span text:style-name="Source_20_Text"><text:span text:style-name="T57">ORDER BY </text:span></text:span><text:span text:style-name="T56">keyword is used to sort the result-set in ascending or descending order. By default it is ASC- ascending order.</text:span></text:p>
      <text:p text:style-name="P64"/>
      <text:p text:style-name="P22"><text:span text:style-name="T59">SELECT</text:span><text:span text:style-name="T61"> </text:span><text:span text:style-name="Emphasis"><text:span text:style-name="T3">column1</text:span></text:span><text:span text:style-name="T3">,</text:span><text:span text:style-name="Emphasis"><text:span text:style-name="T3">column2, ...</text:span></text:span><text:span text:style-name="T56"><text:line-break/></text:span><text:span text:style-name="T59">FROM </text:span><text:span text:style-name="Emphasis"><text:span text:style-name="T3">table_name</text:span></text:span><text:span text:style-name="T56"><text:line-break/></text:span><text:span text:style-name="T59">ORDER</text:span><text:span text:style-name="T61"> </text:span><text:span text:style-name="T59">BY</text:span><text:span text:style-name="T61"> </text:span><text:span text:style-name="Emphasis"><text:span text:style-name="T3">column1, column2, ...</text:span></text:span><text:span text:style-name="T59">ASC </text:span><text:span text:style-name="T55">or</text:span><text:span text:style-name="T60"> </text:span><text:span text:style-name="T59">DESC</text:span><text:span text:style-name="T3">;</text:span></text:p>
      <text:p text:style-name="P25"/>
      <text:p text:style-name="P26"><text:span text:style-name="T39">LIMIT</text:span>: It is commonly used with ORDER BY statement to select specified number of records.</text:p>
      <text:p text:style-name="P26"><text:span text:style-name="T62">SELECT </text:span><text:span text:style-name="Emphasis"><text:span text:style-name="T58">column_name(s) </text:span></text:span><text:span text:style-name="T62">FROM </text:span><text:span text:style-name="Emphasis"><text:span text:style-name="T58">table_name<text:line-break/></text:span></text:span><text:span text:style-name="T62">WHERE </text:span><text:span text:style-name="Emphasis"><text:span text:style-name="T58">condition </text:span></text:span><text:span text:style-name="T62">LIMIT </text:span><text:span text:style-name="Emphasis"><text:span text:style-name="T58">number</text:span></text:span><text:span text:style-name="T58">;</text:span></text:p>
      <text:p text:style-name="P24"/>
      <text:p text:style-name="P2"/>
      <text:p text:style-name="P2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Menlo, 'courier new', monospace"/>
    <style:font-face style:name="Lohit Devanagari1" svg:font-family="'Lohit Devanagari'"/>
    <style:font-face style:name="Verdana" svg:font-family="Verdana, sans-serif"/>
    <style:font-face style:name="Times" svg:font-family="Times" style:font-family-generic="roman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1" svg:font-family="Times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3T11:05:35.041850775</meta:creation-date>
    <dc:date>2022-07-15T15:25:36.523099266</dc:date>
    <meta:editing-duration>PT3H19M1S</meta:editing-duration>
    <meta:editing-cycles>26</meta:editing-cycles>
    <meta:generator>LibreOffice/6.4.7.2$Linux_X86_64 LibreOffice_project/40$Build-2</meta:generator>
    <meta:document-statistic meta:table-count="1" meta:image-count="6" meta:object-count="0" meta:page-count="6" meta:paragraph-count="87" meta:word-count="955" meta:character-count="6095" meta:non-whitespace-character-count="5080"/>
  </office:meta>
</office:document-meta>
</file>